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rial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xecution round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0">
            <text:p>SPARSITY&lt;2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covered-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covered-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covered-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covered-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covered-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covered-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covered-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covered-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covered-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covered-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covered-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covered-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covered-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covered-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0">
            <text:p>20%&lt;SPARSITY&lt;5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covered-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covered-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covered-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covered-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covered-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covered-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covered-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covered-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covered-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covered-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covered-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covered-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covered-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covered-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0">
            <text:p>SYM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covered-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covered-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covered-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covered-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covered-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covered-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covered-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covered-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covered-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covered-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covered-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covered-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covered-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covered-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</table:table-row>
      </table:table>
      <table:table table:name="OPENMP" table:style-name="ta1">
        <table:table-column table:style-name="co1" table:default-cell-style-name="Default"/>
        <table:table-row table:style-name="ro1">
          <table:table-cell/>
        </table:table-row>
      </table:table>
      <table:table table:name="PTHREAD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09:53:14.154854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5:31:55.946616425</meta:creation-date>
    <meta:generator>LibreOffice/25.2.6.2$Linux_AARCH64 LibreOffice_project/520$Build-2</meta:generator>
    <dc:date>2025-11-15T10:04:55.610311635</dc:date>
    <meta:editing-duration>PT11M40S</meta:editing-duration>
    <meta:editing-cycles>3</meta:editing-cycles>
    <meta:document-statistic meta:table-count="3" meta:cell-count="94" meta:object-count="0"/>
  </office:meta>
</office:document-meta>
</file>